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1A7877E270565A6C8A.png" manifest:media-type="image/png"/>
  <manifest:file-entry manifest:full-path="Pictures/100000000000000200000050E8E53D9B99431118.png" manifest:media-type="image/png"/>
  <manifest:file-entry manifest:full-path="Pictures/1000000000000068000000127F19DF2E88BE827B.png" manifest:media-type="image/png"/>
  <manifest:file-entry manifest:full-path="Pictures/10000000000000490000000E4A50C2B1AD4E0759.png" manifest:media-type="image/png"/>
  <manifest:file-entry manifest:full-path="Pictures/100000000000000400000016F8FCF16F32625963.png" manifest:media-type="image/png"/>
  <manifest:file-entry manifest:full-path="Pictures/10000000000000500000001263D5C39DFDD26B87.png" manifest:media-type="image/png"/>
  <manifest:file-entry manifest:full-path="Pictures/100000000000007C0000000E0686D9E1AE530A6B.png" manifest:media-type="image/png"/>
  <manifest:file-entry manifest:full-path="Pictures/10000000000000700000000E0AEA22CBA634622C.png" manifest:media-type="image/png"/>
  <manifest:file-entry manifest:full-path="Pictures/1000000000000058000000122AA4BA2D21D5D644.png" manifest:media-type="image/png"/>
  <manifest:file-entry manifest:full-path="Pictures/10000000000000580000001315E977689702681E.png" manifest:media-type="image/png"/>
  <manifest:file-entry manifest:full-path="Pictures/100000000000000F00000013488445BE4C307387.png" manifest:media-type="image/png"/>
  <manifest:file-entry manifest:full-path="Pictures/1000000000000047000000122975A0164B359922.png" manifest:media-type="image/png"/>
  <manifest:file-entry manifest:full-path="Pictures/10000000000000500000001218E52D261220EAB6.png" manifest:media-type="image/png"/>
  <manifest:file-entry manifest:full-path="Pictures/10000000000000100000001285290D69BF0E1AEA.png" manifest:media-type="image/png"/>
  <manifest:file-entry manifest:full-path="Pictures/10000000000000360000001270B8A741B8FB26B4.png" manifest:media-type="image/png"/>
  <manifest:file-entry manifest:full-path="Pictures/100000000000006B000000127EC2E8C7D06B63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automatic-styles>
    <style:style style:name="P1" style:family="paragraph" style:parent-style-name="Standard" style:master-page-name="Page11.0083333333333334.466666666666667Master">
      <style:paragraph-properties style:page-number="auto" fo:break-before="page"/>
    </style:style>
    <style:style style:name="P2" style:family="paragraph" style:parent-style-name="boxSans11.00.00.00">
      <style:text-properties fo:font-size="10pt" style:font-size-asian="10pt" style:font-size-complex="10pt"/>
    </style:style>
    <style:style style:name="P3" style:family="paragraph" style:parent-style-name="boxSans13.00.00.00">
      <style:text-properties fo:font-size="10pt" style:font-size-asian="10pt" style:font-size-complex="10pt"/>
    </style:style>
    <style:style style:name="P4" style:family="paragraph" style:parent-style-name="boxSans13.00.00.00">
      <style:text-properties fo:font-size="10pt" officeooo:paragraph-rsid="000293e2" style:font-size-asian="10pt" style:font-size-complex="10pt"/>
    </style:style>
    <style:style style:name="P5" style:family="paragraph" style:parent-style-name="boxSans14.00.00.00">
      <style:text-properties fo:font-size="10pt" style:font-size-asian="10pt" style:font-size-complex="10pt"/>
    </style:style>
    <style:style style:name="P6" style:family="paragraph" style:parent-style-name="boxSans15.00.00.00">
      <style:text-properties fo:font-size="10pt" style:font-size-asian="10pt" style:font-size-complex="10pt"/>
    </style:style>
    <style:style style:name="fr1" style:family="graphic" style:parent-style-name="FrameStyle">
      <style:graphic-properties style:vertical-pos="from-top" style:vertical-rel="paragraph-content" style:horizontal-pos="from-left" style:horizontal-rel="paragraph-content"/>
    </style:style>
    <style:style style:name="fr2" style:family="graphic" style:parent-style-name="Photo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Врезка1" text:anchor-type="paragraph" svg:x="3.641cm" svg:y="0.169cm" svg:width="1.016cm" svg:height="0.487cm" draw:z-index="0"><draw:text-box><text:p text:style-name="boxSans8.00.00.00">Это</text:p></draw:text-box></draw:frame><draw:frame draw:style-name="fr1" draw:name="Врезка2" text:anchor-type="paragraph" svg:x="14.542cm" svg:y="0.169cm" svg:width="13.25cm" svg:height="2.477cm" draw:z-index="1"><draw:text-box><text:p text:style-name="P5">на лотереи большую долю своего дохода, чем богатые семьи; 4) как сфера оборота наличных денег лотереи притягивают к себе преступников и вызывают другие нежелательные последствия; 5) лоте</text:p></draw:text-box></draw:frame><draw:frame draw:style-name="fr1" draw:name="Врезка3" text:anchor-type="paragraph" svg:x="4.741cm" svg:y="0.254cm" svg:width="2.54cm" svg:height="0.487cm" draw:z-index="2"><draw:text-box><text:p text:style-name="boxSans9.00.00.00">вынудило</text:p></draw:text-box></draw:frame><draw:frame draw:style-name="fr1" draw:name="Врезка4" text:anchor-type="paragraph" svg:x="7.451cm" svg:y="0.254cm" svg:width="3.514cm" svg:height="0.487cm" draw:z-index="3"><draw:text-box><text:p text:style-name="boxSans8.00.00.00">правительства</text:p></draw:text-box></draw:frame><draw:frame draw:style-name="fr2" draw:name="Изображение1" text:anchor-type="paragraph" svg:x="11.155cm" svg:y="0.254cm" svg:width="1.863cm" svg:height="0.402cm" draw:z-index="4"><draw:image xlink:href="Pictures/10000000000000580000001315E977689702681E.png" xlink:type="simple" xlink:show="embed" xlink:actuate="onLoad" draw:mime-type="image/png"/></draw:frame><draw:frame draw:style-name="fr1" draw:name="Врезка5" text:anchor-type="paragraph" svg:x="0.169cm" svg:y="0.254cm" svg:width="3.302cm" svg:height="0.487cm" draw:z-index="5"><draw:text-box><text:p text:style-name="boxSans9.00.00.00">сократились.</text:p></draw:text-box></draw:frame><draw:frame draw:style-name="fr2" draw:name="Изображение2" text:anchor-type="paragraph" svg:x="13.102cm" svg:y="0.254cm" svg:width="0.318cm" svg:height="0.402cm" draw:z-index="6"><draw:image xlink:href="Pictures/100000000000000F00000013488445BE4C307387.png" xlink:type="simple" xlink:show="embed" xlink:actuate="onLoad" draw:mime-type="image/png"/></draw:frame><draw:frame draw:style-name="fr1" draw:name="Врезка6" text:anchor-type="paragraph" svg:x="11.578cm" svg:y="0.931cm" svg:width="1.842cm" svg:height="0.381cm" draw:z-index="7"><draw:text-box><text:p text:style-name="boxSans10.00.00.00">ставки,</text:p></draw:text-box></draw:frame><draw:frame draw:style-name="fr2" draw:name="Изображение3" text:anchor-type="paragraph" svg:x="0.169cm" svg:y="0.931cm" svg:width="2.201cm" svg:height="0.381cm" draw:z-index="8"><draw:image xlink:href="Pictures/1000000000000068000000127F19DF2E88BE827B.png" xlink:type="simple" xlink:show="embed" xlink:actuate="onLoad" draw:mime-type="image/png"/></draw:frame><draw:frame draw:style-name="fr2" draw:name="Изображение4" text:anchor-type="paragraph" svg:x="6.308cm" svg:y="0.931cm" svg:width="2.371cm" svg:height="0.296cm" draw:z-index="9"><draw:image xlink:href="Pictures/10000000000000700000000E0AEA22CBA634622C.png" xlink:type="simple" xlink:show="embed" xlink:actuate="onLoad" draw:mime-type="image/png"/></draw:frame><draw:frame draw:style-name="fr2" draw:name="Изображение5" text:anchor-type="paragraph" svg:x="4.487cm" svg:y="0.931cm" svg:width="1.545cm" svg:height="0.296cm" draw:z-index="10"><draw:image xlink:href="Pictures/10000000000000490000000E4A50C2B1AD4E0759.png" xlink:type="simple" xlink:show="embed" xlink:actuate="onLoad" draw:mime-type="image/png"/></draw:frame><draw:frame draw:style-name="fr2" draw:name="Изображение6" text:anchor-type="paragraph" svg:x="8.869cm" svg:y="0.931cm" svg:width="2.625cm" svg:height="0.296cm" draw:z-index="11"><draw:image xlink:href="Pictures/100000000000007C0000000E0686D9E1AE530A6B.png" xlink:type="simple" xlink:show="embed" xlink:actuate="onLoad" draw:mime-type="image/png"/></draw:frame><draw:frame draw:style-name="fr2" draw:name="Изображение7" text:anchor-type="paragraph" svg:x="2.455cm" svg:y="0.931cm" svg:width="1.863cm" svg:height="0.381cm" draw:z-index="12"><draw:image xlink:href="Pictures/1000000000000058000000122AA4BA2D21D5D644.png" xlink:type="simple" xlink:show="embed" xlink:actuate="onLoad" draw:mime-type="image/png"/></draw:frame><draw:frame draw:style-name="fr2" draw:name="Изображение8" text:anchor-type="paragraph" svg:x="2.074cm" svg:y="1.503cm" svg:width="1.503cm" svg:height="0.381cm" draw:z-index="13"><draw:image xlink:href="Pictures/1000000000000047000000122975A0164B359922.png" xlink:type="simple" xlink:show="embed" xlink:actuate="onLoad" draw:mime-type="image/png"/></draw:frame><draw:frame draw:style-name="fr2" draw:name="Изображение9" text:anchor-type="paragraph" svg:x="0.169cm" svg:y="1.503cm" svg:width="1.693cm" svg:height="0.381cm" draw:z-index="14"><draw:image xlink:href="Pictures/10000000000000500000001218E52D261220EAB6.png" xlink:type="simple" xlink:show="embed" xlink:actuate="onLoad" draw:mime-type="image/png"/></draw:frame><draw:frame draw:style-name="fr1" draw:name="Врезка7" text:anchor-type="paragraph" svg:x="6.223cm" svg:y="1.503cm" svg:width="2.836cm" svg:height="0.487cm" draw:z-index="15"><draw:text-box><text:p text:style-name="boxSans9.00.00.00">ограничить</text:p></draw:text-box></draw:frame><draw:frame draw:style-name="fr2" draw:name="Изображение10" text:anchor-type="paragraph" svg:x="5.673cm" svg:y="1.503cm" svg:width="0.339cm" svg:height="0.381cm" draw:z-index="16"><draw:image xlink:href="Pictures/10000000000000100000001285290D69BF0E1AEA.png" xlink:type="simple" xlink:show="embed" xlink:actuate="onLoad" draw:mime-type="image/png"/></draw:frame><draw:frame draw:style-name="fr2" draw:name="Изображение11" text:anchor-type="paragraph" svg:x="10.583cm" svg:y="1.503cm" svg:width="2.265cm" svg:height="0.381cm" draw:z-index="17"><draw:image xlink:href="Pictures/100000000000006B000000127EC2E8C7D06B6369.png" xlink:type="simple" xlink:show="embed" xlink:actuate="onLoad" draw:mime-type="image/png"/></draw:frame><draw:frame draw:style-name="fr2" draw:name="Изображение12" text:anchor-type="paragraph" svg:x="3.768cm" svg:y="1.503cm" svg:width="1.693cm" svg:height="0.381cm" draw:z-index="18"><draw:image xlink:href="Pictures/10000000000000500000001263D5C39DFDD26B87.png" xlink:type="simple" xlink:show="embed" xlink:actuate="onLoad" draw:mime-type="image/png"/></draw:frame><draw:frame draw:style-name="fr2" draw:name="Изображение13" text:anchor-type="paragraph" svg:x="9.25cm" svg:y="1.503cm" svg:width="1.143cm" svg:height="0.381cm" draw:z-index="19"><draw:image xlink:href="Pictures/10000000000000360000001270B8A741B8FB26B4.png" xlink:type="simple" xlink:show="embed" xlink:actuate="onLoad" draw:mime-type="image/png"/></draw:frame><draw:frame draw:style-name="fr2" draw:name="Изображение14" text:anchor-type="paragraph" svg:x="27.919cm" svg:y="2.646cm" svg:width="0.042cm" svg:height="1.693cm" draw:z-index="20"><draw:image xlink:href="Pictures/100000000000000200000050E8E53D9B99431118.png" xlink:type="simple" xlink:show="embed" xlink:actuate="onLoad" draw:mime-type="image/png"/></draw:frame><draw:frame draw:style-name="fr1" draw:name="Врезка8" text:anchor-type="paragraph" svg:x="14.626cm" svg:y="2.646cm" svg:width="13.208cm" svg:height="1.693cm" draw:z-index="21"><draw:text-box><text:p text:style-name="P3">реи убеждают людей в том, что путь к преуспеванию им открывают везение и счастливый случай, а вовсе не образование. упорный труд. накопление и инвестирование.</text:p></draw:text-box></draw:frame><draw:frame draw:style-name="fr1" draw:name="Врезка9" text:anchor-type="paragraph" svg:x="0.085cm" svg:y="2.646cm" svg:width="2.54cm" svg:height="0.656cm" draw:z-index="22"><draw:text-box><text:p text:style-name="boxSans13.00.00.00">Лотереи</text:p></draw:text-box></draw:frame><draw:frame draw:style-name="fr1" draw:name="Врезка10" text:anchor-type="paragraph" svg:x="0.169cm" svg:y="3.852cm" svg:width="13.293cm" svg:height="7.303cm" draw:z-index="23"><draw:text-box><text:p text:style-name="P6">Правительства штатов и местные органы власти все в большей степени рассматривают лотереи как средство затыкания дыр в бюджете, возникающих из-за разницы между налоговыми поступлениями и расходами. В 1993 г. 37 штатов проводили лотереи, на которых было продано билетов на 25 млрд дол. Лотереи — явление довольно противоречивое. Противники лотерей утверждают, что: 1) поддержка властями азартных игр аморальна по своей сути; 2) лотереи создают тип «заядлых» игроков, которые, погрязнув в игре, разоряются сами и доводят до нищеты свои семьи; 3) семьи с низким доходом тратят</text:p></draw:text-box></draw:frame><draw:frame draw:style-name="fr1" draw:name="Врезка12" text:anchor-type="paragraph" svg:x="15.304cm" svg:y="5.101cm" svg:width="12.658cm" svg:height="1.312cm" draw:z-index="24"><draw:text-box><text:p text:style-name="P2">защитники же лотерей настаивают на том, что: лотереи предпочтительнее налогов, поскольку</text:p></draw:text-box></draw:frame><draw:frame draw:style-name="fr2" draw:name="Изображение15" text:anchor-type="paragraph" svg:x="14.901cm" svg:y="5.673cm" svg:width="0.169cm" svg:height="0.55cm" draw:z-index="25"><draw:image xlink:href="Pictures/10000000000000080000001A7877E270565A6C8A.png" xlink:type="simple" xlink:show="embed" xlink:actuate="onLoad" draw:mime-type="image/png"/></draw:frame><draw:frame draw:style-name="fr2" draw:name="Изображение16" text:anchor-type="paragraph" svg:x="14.732cm" svg:y="5.673cm" svg:width="0.085cm" svg:height="0.466cm" draw:z-index="26"><draw:image xlink:href="Pictures/100000000000000400000016F8FCF16F32625963.png" xlink:type="simple" xlink:show="embed" xlink:actuate="onLoad" draw:mime-type="image/png"/></draw:frame><draw:frame draw:style-name="fr1" draw:name="Врезка13" text:anchor-type="paragraph" svg:x="14.542cm" svg:y="6.414cm" svg:width="13.25cm" svg:height="5.38cm" draw:z-index="27"><draw:text-box><text:p text:style-name="P4">участие в вил — дело дооровольное, а не принудительное; 2) лотереи представляют собой безболезненный способ финансирования таких государственных услуг, как образование, медицинское обслуживание и социальное обеспечение: 3) лотереи составляют конкуренцию незаконным азартным играм, и потому они благоприятны для общества как средство борьбы с организованной преступностью.</text:p></draw:text-box></draw:frame><draw:frame draw:style-name="fr1" draw:name="Врезка14" text:anchor-type="paragraph" svg:x="14.542cm" svg:y="9.44cm" svg:width="13.25cm" svg:height="1.715cm" draw:z-index="28"><draw:text-box><text:p text:style-name="P5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ans" svg:font-family="Sa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oxSans8.00.00.00" style:family="paragraph">
      <style:paragraph-properties style:line-spacing="0cm" fo:text-align="start" style:justify-single-word="false"/>
      <style:text-properties style:font-name="Sans" fo:font-family="Sans" fo:font-size="8pt" fo:letter-spacing="normal" fo:font-style="normal" fo:font-weight="normal"/>
    </style:style>
    <style:style style:name="boxSans14.00.00.00" style:family="paragraph">
      <style:paragraph-properties style:line-spacing="0cm" fo:text-align="start" style:justify-single-word="false"/>
      <style:text-properties style:font-name="Sans" fo:font-family="Sans" fo:font-size="14pt" fo:letter-spacing="normal" fo:font-style="normal" fo:font-weight="normal"/>
    </style:style>
    <style:style style:name="boxSans9.00.00.00" style:family="paragraph">
      <style:paragraph-properties style:line-spacing="0cm" fo:text-align="start" style:justify-single-word="false"/>
      <style:text-properties style:font-name="Sans" fo:font-family="Sans" fo:font-size="9pt" fo:letter-spacing="normal" fo:font-style="normal" fo:font-weight="normal"/>
    </style:style>
    <style:style style:name="boxSans10.00.00.00" style:family="paragraph">
      <style:paragraph-properties style:line-spacing="0cm" fo:text-align="start" style:justify-single-word="false"/>
      <style:text-properties style:font-name="Sans" fo:font-family="Sans" fo:font-size="10pt" fo:letter-spacing="normal" fo:font-style="normal" fo:font-weight="normal"/>
    </style:style>
    <style:style style:name="boxSans13.00.00.00" style:family="paragraph">
      <style:paragraph-properties style:line-spacing="0cm" fo:text-align="start" style:justify-single-word="false"/>
      <style:text-properties style:font-name="Sans" fo:font-family="Sans" fo:font-size="13pt" fo:letter-spacing="normal" fo:font-style="normal" fo:font-weight="normal"/>
    </style:style>
    <style:style style:name="boxSans15.00.00.00" style:family="paragraph">
      <style:paragraph-properties style:line-spacing="0cm" fo:text-align="start" style:justify-single-word="false"/>
      <style:text-properties style:font-name="Sans" fo:font-family="Sans" fo:font-size="15pt" fo:letter-spacing="normal" fo:font-style="normal" fo:font-weight="normal"/>
    </style:style>
    <style:style style:name="boxSans11.00.00.00" style:family="paragraph">
      <style:paragraph-properties style:line-spacing="0cm" fo:text-align="start" style:justify-single-word="false"/>
      <style:text-properties style:font-name="Sans" fo:font-family="Sans" fo:font-size="11pt" fo:letter-spacing="normal" fo:font-style="normal" fo:font-weight="normal"/>
    </style:style>
    <style:style style:name="Frame_20_contents" style:display-name="Frame contents" style:family="paragraph" style:parent-style-name="Standard" style:class="extra"/>
    <style:style style:name="Photo" style:family="graphic">
      <style:graphic-properties draw:fill="none"/>
    </style:style>
    <style:style style:name="FrameStyle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Page11.0083333333333334.466666666666667Master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date>2023-10-18T18:41:00.748360194</dc:date>
    <meta:editing-duration>PT1M33S</meta:editing-duration>
    <meta:editing-cycles>1</meta:editing-cycles>
    <meta:document-statistic meta:table-count="0" meta:image-count="16" meta:object-count="0" meta:page-count="1" meta:paragraph-count="12" meta:word-count="196" meta:character-count="1435" meta:non-whitespace-character-count="1249"/>
  </office:meta>
</office:document-meta>
</file>